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569cd6"/>
    </style:style>
    <style:style style:name="T6" style:family="text">
      <style:text-properties fo:color="#4ec9b0"/>
    </style:style>
    <style:style style:name="T7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 { <text:span text:style-name="T2">Component</text:span>, <text:span text:style-name="T2">OnInit</text:span> } <text:span text:style-name="T1">from</text:span> <text:span text:style-name="T3">'@angular/core'</text:span>;</text:p>
      <text:p text:style-name="P4"><text:line-break/></text:p>
      <text:p text:style-name="P1"><text:span text:style-name="T1">import</text:span> {} <text:span text:style-name="T1">from</text:span> <text:span text:style-name="T3">'googlemaps'</text:span>;</text:p>
      <text:p text:style-name="P1"><text:span text:style-name="T1">import</text:span> { <text:span text:style-name="T2">ViewChild</text:span> } <text:span text:style-name="T1">from</text:span> <text:span text:style-name="T3">'@angular/core'</text:span>;</text:p>
      <text:p text:style-name="P1"><text:span text:style-name="T1">import</text:span> {<text:span text:style-name="T2">ManualBookingService</text:span>} <text:span text:style-name="T1">from</text:span> <text:span text:style-name="T3">'./manual-booking.service'</text:span></text:p>
      <text:p text:style-name="P4"><text:line-break/></text:p>
      <text:p text:style-name="P1">@<text:span text:style-name="T4">Component</text:span>({</text:p>
      <text:p text:style-name="P1"><text:span text:style-name="T2">selector:</text:span> <text:span text:style-name="T3">'app-manual-booking'</text:span>,</text:p>
      <text:p text:style-name="P1"><text:span text:style-name="T2">templateUrl:</text:span> <text:span text:style-name="T3">'./manual-booking.component.html'</text:span>,</text:p>
      <text:p text:style-name="P1"><text:span text:style-name="T2">styleUrls:</text:span> [<text:span text:style-name="T3">'./manual-booking.component.css'</text:span>]</text:p>
      <text:p text:style-name="P1">})</text:p>
      <text:p text:style-name="P1"><text:span text:style-name="T1">export</text:span> <text:span text:style-name="T5">class</text:span> <text:span text:style-name="T6">ManualBookingComponent</text:span> <text:span text:style-name="T5">implements</text:span> <text:span text:style-name="T6">OnInit</text:span> {</text:p>
      <text:p text:style-name="P1">@<text:span text:style-name="T4">ViewChild</text:span>(<text:span text:style-name="T3">'gmap'</text:span>) <text:span text:style-name="T2">gmapElement</text:span>: <text:span text:style-name="T6">any</text:span>;</text:p>
      <text:p text:style-name="P1"><text:span text:style-name="T2">map</text:span>: <text:span text:style-name="T6">google</text:span>.<text:span text:style-name="T6">maps</text:span>.<text:span text:style-name="T6">Map</text:span>;</text:p>
      <text:p text:style-name="P3"/>
      <text:p text:style-name="P1"><text:span text:style-name="T2">value</text:span>: <text:span text:style-name="T6">number</text:span> = <text:span text:style-name="T7">1</text:span>;</text:p>
      <text:p text:style-name="P1"><text:span text:style-name="T5">constructor</text:span>(<text:span text:style-name="T5">private</text:span> <text:span text:style-name="T2">service</text:span>:<text:span text:style-name="T6">ManualBookingService</text:span>) {}</text:p>
      <text:p text:style-name="P3"/>
      <text:p text:style-name="P2">customer</text:p>
      <text:p text:style-name="P1"><text:span text:style-name="T2">contact_email</text:span>=<text:span text:style-name="T3">""</text:span></text:p>
      <text:p text:style-name="P1"><text:span text:style-name="T2">first_name</text:span>=<text:span text:style-name="T3">""</text:span></text:p>
      <text:p text:style-name="P1"><text:span text:style-name="T2">last_name</text:span>=<text:span text:style-name="T3">""</text:span></text:p>
      <text:p text:style-name="P1"><text:span text:style-name="T2">startPoint</text:span>=<text:span text:style-name="T3">""</text:span></text:p>
      <text:p text:style-name="P1"><text:span text:style-name="T2">categoryList</text:span>:<text:span text:style-name="T6">Array</text:span>&lt;<text:span text:style-name="T6">any</text:span>&gt;=[]</text:p>
      <text:p text:style-name="P2">mapRef</text:p>
      <text:p text:style-name="P1"><text:span text:style-name="T2">startlatitude</text:span>:<text:span text:style-name="T6">any</text:span></text:p>
      <text:p text:style-name="P1"><text:span text:style-name="T2">startlongetitude</text:span>:<text:span text:style-name="T6">any</text:span></text:p>
      <text:p text:style-name="P2">endlat</text:p>
      <text:p text:style-name="P2">endlong</text:p>
      <text:p text:style-name="P1"><text:span text:style-name="T4">ngOnInit</text:span>() {</text:p>
      <text:p text:style-name="P3"/>
      <text:p text:style-name="P1"><text:span text:style-name="T6">console</text:span>.<text:span text:style-name="T4">log</text:span>(<text:span text:style-name="T3">"ngInitCall"</text:span>)</text:p>
      <text:p text:style-name="P1"><text:span text:style-name="T5">var</text:span> <text:span text:style-name="T2">markerLocation</text:span> = {<text:span text:style-name="T2">lat:</text:span><text:span text:style-name="T7">21.212416</text:span> ,<text:span text:style-name="T2">lng:</text:span> <text:span text:style-name="T7">72.869155</text:span>};</text:p>
      <text:p text:style-name="P1"><text:span text:style-name="T5">this</text:span>.<text:span text:style-name="T2">mapRef</text:span> = <text:span text:style-name="T5">new</text:span> <text:span text:style-name="T6">google</text:span>.<text:span text:style-name="T6">maps</text:span>.<text:span text:style-name="T6">Map</text:span>(</text:p>
      <text:p text:style-name="P1"><text:span text:style-name="T2">document</text:span>.<text:span text:style-name="T4">getElementById</text:span>(<text:span text:style-name="T3">'map'</text:span>), </text:p>
      <text:p text:style-name="P1">{<text:span text:style-name="T2">zoom:</text:span> <text:span text:style-name="T7">15</text:span>, <text:span text:style-name="T2">center:markerLocation</text:span>});</text:p>
      <text:p text:style-name="P3"/>
      <text:p text:style-name="P1"><text:span text:style-name="T5">this</text:span>.<text:span text:style-name="T2">service</text:span>.<text:span text:style-name="T4">getCategoryList</text:span>().<text:span text:style-name="T4">subscribe</text:span>(<text:span text:style-name="T2">res</text:span><text:span text:style-name="T5">=&gt;</text:span>{</text:p>
      <text:p text:style-name="P1"><text:span text:style-name="T5">let</text:span> <text:span text:style-name="T2">categoryList</text:span>=<text:span text:style-name="T2">res</text:span>.<text:span text:style-name="T2">data</text:span></text:p>
      <text:p text:style-name="P1"><text:span text:style-name="T6">console</text:span>.<text:span text:style-name="T4">log</text:span>(<text:span text:style-name="T3">"categoryList"</text:span>,<text:span text:style-name="T2">categoryList</text:span>)</text:p>
      <text:p text:style-name="P1"><text:span text:style-name="T1">for</text:span> (<text:span text:style-name="T5">let</text:span> <text:span text:style-name="T2">key</text:span> <text:span text:style-name="T5">in</text:span> <text:span text:style-name="T2">categoryList</text:span>)</text:p>
      <text:p text:style-name="P1">{</text:p>
      <text:p text:style-name="P1"><text:span text:style-name="T5">let</text:span> <text:span text:style-name="T2">catType</text:span>=<text:span text:style-name="T2">categoryList</text:span>[<text:span text:style-name="T2">key</text:span>].<text:span text:style-name="T2">carType</text:span>+<text:span text:style-name="T3">"-"</text:span>+<text:span text:style-name="T2">categoryList</text:span>[<text:span text:style-name="T2">key</text:span>].<text:span text:style-name="T2">ratePerKm</text:span>+<text:span text:style-name="T3">"₹/km"</text:span></text:p>
      <text:p text:style-name="P1"><text:span text:style-name="T5">this</text:span>.<text:span text:style-name="T2">categoryList</text:span>.<text:span text:style-name="T4">push</text:span>(<text:span text:style-name="T2">catType</text:span>)</text:p>
      <text:p text:style-name="P1">}</text:p>
      <text:p text:style-name="P1"><text:span text:style-name="T6">console</text:span>.<text:span text:style-name="T4">log</text:span>(<text:span text:style-name="T3">"category"</text:span>,<text:span text:style-name="T5">this</text:span>.<text:span text:style-name="T2">categoryList</text:span>)</text:p>
      <text:p text:style-name="P1">})</text:p>
      <text:p text:style-name="P1"><text:soft-page-break/>}</text:p>
      <text:p text:style-name="P4"><text:line-break/></text:p>
      <text:p text:style-name="P1"><text:span text:style-name="T4">valuechange</text:span>(<text:span text:style-name="T2">v</text:span>)</text:p>
      <text:p text:style-name="P1">{</text:p>
      <text:p text:style-name="P1"><text:span text:style-name="T6">console</text:span>.<text:span text:style-name="T4">log</text:span>(<text:span text:style-name="T3">"v="</text:span>,<text:span text:style-name="T2">v</text:span>.<text:span text:style-name="T4">toString</text:span>().<text:span text:style-name="T2">length</text:span>)</text:p>
      <text:p text:style-name="P3"/>
      <text:p text:style-name="P1"><text:span text:style-name="T6">console</text:span>.<text:span text:style-name="T4">log</text:span>( <text:span text:style-name="T4">parseInt</text:span>(<text:span text:style-name="T2">v</text:span>)&gt;<text:span text:style-name="T7">8</text:span>)</text:p>
      <text:p text:style-name="P1"><text:span text:style-name="T1">if</text:span>(<text:span text:style-name="T2">v</text:span>&gt;<text:span text:style-name="T7">8</text:span>)</text:p>
      <text:p text:style-name="P1">{</text:p>
      <text:p text:style-name="P1"><text:span text:style-name="T6">console</text:span>.<text:span text:style-name="T4">log</text:span>(<text:span text:style-name="T3">"in service call"</text:span>)</text:p>
      <text:p text:style-name="P1"><text:span text:style-name="T5">this</text:span>.<text:span text:style-name="T2">service</text:span>.<text:span text:style-name="T4">findCusContact</text:span>(<text:span text:style-name="T2">v</text:span>).<text:span text:style-name="T4">subscribe</text:span>(<text:span text:style-name="T2">res</text:span><text:span text:style-name="T5">=&gt;</text:span>{</text:p>
      <text:p text:style-name="P1"><text:span text:style-name="T5">this</text:span>.<text:span text:style-name="T2">customer</text:span>=<text:span text:style-name="T2">res</text:span>.<text:span text:style-name="T2">data</text:span></text:p>
      <text:p text:style-name="P1"><text:span text:style-name="T1">if</text:span>(<text:span text:style-name="T5">typeof</text:span>(<text:span text:style-name="T5">this</text:span>.<text:span text:style-name="T2">customer</text:span>)!=<text:span text:style-name="T3">"undefined"</text:span>)</text:p>
      <text:p text:style-name="P1">{</text:p>
      <text:p text:style-name="P1"><text:span text:style-name="T5">this</text:span>.<text:span text:style-name="T2">contact_email</text:span>=<text:span text:style-name="T5">this</text:span>.<text:span text:style-name="T2">customer</text:span>.<text:span text:style-name="T2">email</text:span></text:p>
      <text:p text:style-name="P1"><text:span text:style-name="T5">this</text:span>.<text:span text:style-name="T2">first_name</text:span>=<text:span text:style-name="T5">this</text:span>.<text:span text:style-name="T2">customer</text:span>.<text:span text:style-name="T2">first_name</text:span></text:p>
      <text:p text:style-name="P1"><text:span text:style-name="T5">this</text:span>.<text:span text:style-name="T2">last_name</text:span>=<text:span text:style-name="T5">this</text:span>.<text:span text:style-name="T2">customer</text:span>.<text:span text:style-name="T2">last_name</text:span></text:p>
      <text:p text:style-name="P1">}</text:p>
      <text:p text:style-name="P1"><text:span text:style-name="T1">else</text:span>{</text:p>
      <text:p text:style-name="P1"><text:span text:style-name="T5">this</text:span>.<text:span text:style-name="T2">contact_email</text:span>=<text:span text:style-name="T3">""</text:span></text:p>
      <text:p text:style-name="P1"><text:span text:style-name="T5">this</text:span>.<text:span text:style-name="T2">first_name</text:span>=<text:span text:style-name="T3">""</text:span></text:p>
      <text:p text:style-name="P1"><text:span text:style-name="T5">this</text:span>.<text:span text:style-name="T2">last_name</text:span>=<text:span text:style-name="T3">""</text:span></text:p>
      <text:p text:style-name="P1">}</text:p>
      <text:p text:style-name="P1"><text:span text:style-name="T6">console</text:span>.<text:span text:style-name="T4">log</text:span>(<text:span text:style-name="T3">"customer"</text:span>,<text:span text:style-name="T5">this</text:span>.<text:span text:style-name="T2">customer</text:span>)</text:p>
      <text:p text:style-name="P1">})</text:p>
      <text:p text:style-name="P1">}</text:p>
      <text:p text:style-name="P1">}</text:p>
      <text:p text:style-name="P1"><text:span text:style-name="T4">pickupChange</text:span>()</text:p>
      <text:p text:style-name="P1">{</text:p>
      <text:p text:style-name="P1"><text:span text:style-name="T6">console</text:span>.<text:span text:style-name="T4">log</text:span>(<text:span text:style-name="T3">"method call"</text:span>)</text:p>
      <text:p text:style-name="P1"><text:span text:style-name="T5">var</text:span> <text:span text:style-name="T2">myLatlng</text:span></text:p>
      <text:p text:style-name="P1"><text:span text:style-name="T5">var</text:span> <text:span text:style-name="T2">curlat</text:span></text:p>
      <text:p text:style-name="P1"><text:span text:style-name="T5">var</text:span> <text:span text:style-name="T2">curlong</text:span></text:p>
      <text:p text:style-name="P3"/>
      <text:p text:style-name="P1"><text:span text:style-name="T1">if</text:span>(<text:span text:style-name="T2">navigator</text:span>.<text:span text:style-name="T2">geolocation</text:span>)</text:p>
      <text:p text:style-name="P1">{</text:p>
      <text:p text:style-name="P1"><text:span text:style-name="T2">navigator</text:span>.<text:span text:style-name="T2">geolocation</text:span>.<text:span text:style-name="T4">getCurrentPosition</text:span>(<text:span text:style-name="T5">function</text:span>(<text:span text:style-name="T2">position</text:span>){</text:p>
      <text:p text:style-name="P1"><text:span text:style-name="T2">curlat</text:span>=<text:span text:style-name="T2">position</text:span>.<text:span text:style-name="T2">coords</text:span>.<text:span text:style-name="T2">latitude</text:span></text:p>
      <text:p text:style-name="P1"><text:span text:style-name="T2">curlong</text:span>=<text:span text:style-name="T2">position</text:span>.<text:span text:style-name="T2">coords</text:span>.<text:span text:style-name="T2">longitude</text:span></text:p>
      <text:p text:style-name="P5"/>
      <text:p text:style-name="P1"><text:span text:style-name="T6">console</text:span>.<text:span text:style-name="T4">log</text:span>(<text:span text:style-name="T3">"curlat"</text:span>+<text:span text:style-name="T2">curlat</text:span>+<text:span text:style-name="T3">"curlong"</text:span>+<text:span text:style-name="T2">curlong</text:span>)</text:p>
      <text:p text:style-name="P1"><text:span text:style-name="T5">var</text:span> <text:span text:style-name="T2">myLatlng</text:span> = {<text:span text:style-name="T2">lat:</text:span> <text:span text:style-name="T2">curlat</text:span>, <text:span text:style-name="T2">lng:curlong</text:span>};</text:p>
      <text:p text:style-name="P1"><text:span text:style-name="T6">console</text:span>.<text:span text:style-name="T4">log</text:span>(<text:span text:style-name="T3">"myLAtLng="</text:span>+<text:span text:style-name="T2">myLatlng</text:span>)</text:p>
      <text:p text:style-name="P3"/>
      <text:p text:style-name="P1"><text:span text:style-name="T5">var</text:span> <text:span text:style-name="T2">iconBase</text:span> = <text:span text:style-name="T3">'https://maps.google.com/mapfiles/kml/shapes/'</text:span>;</text:p>
      <text:p text:style-name="P1"><text:span text:style-name="T5">var</text:span> <text:span text:style-name="T2">map</text:span>= <text:span text:style-name="T5">new</text:span> <text:span text:style-name="T6">google</text:span>.<text:span text:style-name="T6">maps</text:span>.<text:span text:style-name="T6">Map</text:span>(</text:p>
      <text:p text:style-name="P1"><text:span text:style-name="T2">document</text:span>.<text:span text:style-name="T4">getElementById</text:span>(<text:span text:style-name="T3">'map'</text:span>), {<text:span text:style-name="T2">zoom:</text:span> <text:span text:style-name="T7">15</text:span>, <text:span text:style-name="T2">center:myLatlng</text:span>,<text:span text:style-name="T2">mapTypeId:</text:span> <text:span text:style-name="T2">google</text:span>.<text:span text:style-name="T2">maps</text:span>.<text:span text:style-name="T2">MapTypeId</text:span>.<text:span text:style-name="T2">ROADMAP</text:span>});</text:p>
      <text:p text:style-name="P1"><text:soft-page-break/><text:span text:style-name="T5">var</text:span> <text:span text:style-name="T2">marker</text:span>=<text:span text:style-name="T5">new</text:span> <text:span text:style-name="T6">google</text:span>.<text:span text:style-name="T6">maps</text:span>.<text:span text:style-name="T6">Marker</text:span>({</text:p>
      <text:p text:style-name="P1"><text:span text:style-name="T2">draggable:</text:span><text:span text:style-name="T5">true</text:span>,import { Component, OnInit } from '@angular/core';</text:p>
      <text:p text:style-name="P1"/>
      <text:p text:style-name="P1"/>
      <text:p text:style-name="P1"/>
      <text:p text:style-name="P1">import {} from 'googlemaps';</text:p>
      <text:p text:style-name="P1">import { ViewChild } from '@angular/core';</text:p>
      <text:p text:style-name="P1">import {ManualBookingService} from './manual-booking.service'</text:p>
      <text:p text:style-name="P1"/>
      <text:p text:style-name="P1"/>
      <text:p text:style-name="P1"/>
      <text:p text:style-name="P1">@Component({</text:p>
      <text:p text:style-name="P1"><text:s text:c="2"/>selector: 'app-manual-booking',</text:p>
      <text:p text:style-name="P1"><text:s text:c="2"/>templateUrl: './manual-booking.component.html',</text:p>
      <text:p text:style-name="P1"><text:s text:c="2"/>styleUrls: ['./manual-booking.component.css']</text:p>
      <text:p text:style-name="P1">})</text:p>
      <text:p text:style-name="P1">export class ManualBookingComponent implements OnInit {</text:p>
      <text:p text:style-name="P1"><text:s text:c="2"/>@ViewChild('gmap') gmapElement: any;</text:p>
      <text:p text:style-name="P1"><text:s text:c="2"/>map: google.maps.Map;</text:p>
      <text:p text:style-name="P1"/>
      <text:p text:style-name="P1"><text:s text:c="2"/>value: number = 1;</text:p>
      <text:p text:style-name="P1"><text:s/></text:p>
      <text:p text:style-name="P1"><text:s text:c="2"/></text:p>
      <text:p text:style-name="P1"><text:s text:c="2"/>constructor(private service:ManualBookingService) {}</text:p>
      <text:p text:style-name="P1"/>
      <text:p text:style-name="P1"><text:s text:c="2"/>customer</text:p>
      <text:p text:style-name="P1"><text:s text:c="2"/>contact_email=""</text:p>
      <text:p text:style-name="P1"><text:s text:c="2"/>first_name=""</text:p>
      <text:p text:style-name="P1"><text:s text:c="2"/>last_name=""</text:p>
      <text:p text:style-name="P1"><text:s text:c="2"/>startPoint=""</text:p>
      <text:p text:style-name="P1"><text:s text:c="2"/>categoryList:Array&lt;any&gt;=[]</text:p>
      <text:p text:style-name="P1"><text:s text:c="2"/>mapRef</text:p>
      <text:p text:style-name="P1"><text:s text:c="2"/>startlatitude:any</text:p>
      <text:p text:style-name="P1"><text:s text:c="2"/>startlongetitude:any</text:p>
      <text:p text:style-name="P1"><text:s text:c="2"/>endlat</text:p>
      <text:p text:style-name="P1"><text:s text:c="2"/>endlong</text:p>
      <text:p text:style-name="P1"><text:s text:c="2"/></text:p>
      <text:p text:style-name="P1"><text:s text:c="2"/>ngOnInit() {</text:p>
      <text:p text:style-name="P1"/>
      <text:p text:style-name="P1"><text:s text:c="4"/>console.log("ngInitCall")</text:p>
      <text:p text:style-name="P1"><text:s text:c="4"/>var markerLocation = {lat:21.212416 ,lng: 72.869155};</text:p>
      <text:p text:style-name="P1"><text:s text:c="4"/></text:p>
      <text:p text:style-name="P1"><text:s text:c="4"/>this.mapRef = new google.maps.Map(</text:p>
      <text:p text:style-name="P1"><text:s text:c="6"/>document.getElementById('map'), </text:p>
      <text:p text:style-name="P1"><text:s text:c="6"/>{zoom: 15, center:markerLocation});</text:p>
      <text:p text:style-name="P1"/>
      <text:p text:style-name="P1"><text:s text:c="5"/></text:p>
      <text:p text:style-name="P1"><text:s text:c="6"/></text:p>
      <text:p text:style-name="P1"><text:s text:c="6"/>this.service.getCategoryList().subscribe(res=&gt;{</text:p>
      <text:p text:style-name="P1"><text:s text:c="8"/>let categoryList=res.data</text:p>
      <text:p text:style-name="P1"><text:s text:c="8"/>console.log("categoryList",categoryList)</text:p>
      <text:p text:style-name="P1"><text:soft-page-break/><text:s text:c="8"/>for (let key in categoryList)</text:p>
      <text:p text:style-name="P1"><text:s text:c="8"/>{</text:p>
      <text:p text:style-name="P1"><text:s text:c="10"/>let catType=categoryList[key].carType+"-"+categoryList[key].ratePerKm+"₹/km"</text:p>
      <text:p text:style-name="P1"><text:s text:c="10"/>this.categoryList.push(catType)</text:p>
      <text:p text:style-name="P1"><text:s text:c="8"/>}</text:p>
      <text:p text:style-name="P1"><text:s text:c="8"/>console.log("category",this.categoryList)</text:p>
      <text:p text:style-name="P1"><text:s text:c="6"/>})</text:p>
      <text:p text:style-name="P1"><text:s text:c="2"/>}</text:p>
      <text:p text:style-name="P1"/>
      <text:p text:style-name="P1"/>
      <text:p text:style-name="P1"/>
      <text:p text:style-name="P1"><text:s text:c="2"/>valuechange(v)</text:p>
      <text:p text:style-name="P1"><text:s text:c="2"/>{</text:p>
      <text:p text:style-name="P1"><text:s text:c="4"/>console.log("v=",v.toString().length)</text:p>
      <text:p text:style-name="P1"/>
      <text:p text:style-name="P1"><text:s text:c="4"/>console.log( parseInt(v)&gt;8)</text:p>
      <text:p text:style-name="P1"><text:s text:c="4"/>if(v&gt;8)</text:p>
      <text:p text:style-name="P1"><text:s text:c="4"/>{</text:p>
      <text:p text:style-name="P1"><text:s text:c="6"/>console.log("in service call")</text:p>
      <text:p text:style-name="P1"><text:s text:c="6"/>this.service.findCusContact(v).subscribe(res=&gt;{</text:p>
      <text:p text:style-name="P1"><text:s text:c="8"/>this.customer=res.data</text:p>
      <text:p text:style-name="P1"><text:s text:c="8"/>if(typeof(this.customer)!="undefined")</text:p>
      <text:p text:style-name="P1"><text:s text:c="8"/>{</text:p>
      <text:p text:style-name="P1"><text:s text:c="10"/>this.contact_email=this.customer.email</text:p>
      <text:p text:style-name="P1"><text:s text:c="10"/>this.first_name=this.customer.first_name</text:p>
      <text:p text:style-name="P1"><text:s text:c="10"/>this.last_name=this.customer.last_name</text:p>
      <text:p text:style-name="P1"><text:s text:c="8"/>}</text:p>
      <text:p text:style-name="P1"><text:s text:c="8"/>else{</text:p>
      <text:p text:style-name="P1"><text:s text:c="10"/>this.contact_email=""</text:p>
      <text:p text:style-name="P1"><text:s text:c="10"/>this.first_name=""</text:p>
      <text:p text:style-name="P1"><text:s text:c="10"/>this.last_name=""</text:p>
      <text:p text:style-name="P1"><text:s text:c="8"/>}</text:p>
      <text:p text:style-name="P1"><text:s text:c="8"/>console.log("customer",this.customer)</text:p>
      <text:p text:style-name="P1"><text:s text:c="6"/>})</text:p>
      <text:p text:style-name="P1"><text:s text:c="4"/>}</text:p>
      <text:p text:style-name="P1"><text:s text:c="2"/>}</text:p>
      <text:p text:style-name="P1"><text:s text:c="2"/>pickupChange()</text:p>
      <text:p text:style-name="P1"><text:s text:c="2"/>{</text:p>
      <text:p text:style-name="P1"><text:s text:c="4"/>console.log("method call")</text:p>
      <text:p text:style-name="P1"><text:s text:c="4"/>var myLatlng</text:p>
      <text:p text:style-name="P1"><text:s text:c="4"/>var curlat</text:p>
      <text:p text:style-name="P1"><text:s text:c="4"/>var curlong</text:p>
      <text:p text:style-name="P1"><text:s text:c="4"/></text:p>
      <text:p text:style-name="P1"/>
      <text:p text:style-name="P1"><text:s text:c="4"/>if(navigator.geolocation)</text:p>
      <text:p text:style-name="P1"><text:s text:c="4"/>{</text:p>
      <text:p text:style-name="P1"><text:s text:c="8"/>navigator.geolocation.getCurrentPosition(function(position){</text:p>
      <text:p text:style-name="P1"><text:s text:c="8"/>curlat=position.coords.latitude</text:p>
      <text:p text:style-name="P1"><text:s text:c="8"/>curlong=position.coords.longitude</text:p>
      <text:p text:style-name="P1"/>
      <text:p text:style-name="P1"/>
      <text:p text:style-name="P1"><text:soft-page-break/><text:s text:c="8"/>console.log("curlat"+curlat+"curlong"+curlong)</text:p>
      <text:p text:style-name="P1"><text:s text:c="8"/>var myLatlng = {lat: curlat, lng:curlong};</text:p>
      <text:p text:style-name="P1"><text:s text:c="8"/>console.log("myLAtLng="+myLatlng)</text:p>
      <text:p text:style-name="P1"/>
      <text:p text:style-name="P1"><text:s text:c="8"/>var iconBase = 'https://maps.google.com/mapfiles/kml/shapes/';</text:p>
      <text:p text:style-name="P1"><text:s text:c="8"/></text:p>
      <text:p text:style-name="P1"><text:s text:c="7"/></text:p>
      <text:p text:style-name="P1"><text:s text:c="8"/>var map= new google.maps.Map(</text:p>
      <text:p text:style-name="P1"><text:s text:c="20"/>document.getElementById('map'), {zoom: 15, center:myLatlng,mapTypeId: google.maps.MapTypeId.ROADMAP});</text:p>
      <text:p text:style-name="P1"><text:s text:c="6"/>var marker=new google.maps.Marker({</text:p>
      <text:p text:style-name="P1"><text:s text:c="20"/>draggable:true,</text:p>
      <text:p text:style-name="P1"><text:s text:c="20"/>position:myLatlng,</text:p>
      <text:p text:style-name="P1"><text:s text:c="20"/>map:map,</text:p>
      <text:p text:style-name="P1"><text:s text:c="20"/>title:"Pickup Location",</text:p>
      <text:p text:style-name="P1"><text:s text:c="20"/>icon: iconBase + 'parking_lot_maps.png'</text:p>
      <text:p text:style-name="P1"><text:s text:c="18"/>})</text:p>
      <text:p text:style-name="P1"><text:s text:c="6"/>marker.setMap(map)</text:p>
      <text:p text:style-name="P1"/>
      <text:p text:style-name="P1"><text:s text:c="6"/>google.maps.event.addListener(marker, 'dragend', function (event) {</text:p>
      <text:p text:style-name="P1"><text:s text:c="20"/>var lat= this.getPosition().lat();</text:p>
      <text:p text:style-name="P1"><text:s text:c="20"/>var lng= this.getPosition().lng();</text:p>
      <text:p text:style-name="P1"><text:s text:c="20"/>this.startlatitude=lat</text:p>
      <text:p text:style-name="P1"><text:s text:c="20"/>this.startlongetitude=lng</text:p>
      <text:p text:style-name="P1"><text:s text:c="20"/>console.log("Draglat="+lat+"Draglng[="+lng)</text:p>
      <text:p text:style-name="P1"><text:s text:c="20"/>console.log("startlat="+this.startlatitude+"endlong="+this.startlongetitude)</text:p>
      <text:p text:style-name="P1"><text:s text:c="20"/>var latlng = new google.maps.LatLng(lat, lng);</text:p>
      <text:p text:style-name="P1"><text:s text:c="20"/>var geocoder = geocoder = new google.maps.Geocoder();</text:p>
      <text:p text:style-name="P1"><text:s text:c="20"/>geocoder.geocode({ 'latLng': latlng }, function (results, status) {</text:p>
      <text:p text:style-name="P1"><text:s text:c="22"/>if (status == google.maps.GeocoderStatus.OK) {</text:p>
      <text:p text:style-name="P1"><text:s text:c="26"/>if (results[1]) {</text:p>
      <text:p text:style-name="P1"><text:s text:c="4"/></text:p>
      <text:p text:style-name="P1"><text:s text:c="30"/>this.startPoint= results[1].formatted_address</text:p>
      <text:p text:style-name="P1"><text:s text:c="30"/>console.log("StartAddress="+this.startPoint)</text:p>
      <text:p text:style-name="P1"><text:s text:c="26"/>}</text:p>
      <text:p text:style-name="P1"><text:s text:c="22"/>}</text:p>
      <text:p text:style-name="P1"><text:s text:c="18"/>});</text:p>
      <text:p text:style-name="P1"><text:s text:c="19"/></text:p>
      <text:p text:style-name="P1"><text:s text:c="16"/>});</text:p>
      <text:p text:style-name="P1"><text:s text:c="4"/>})</text:p>
      <text:p text:style-name="P1"><text:s text:c="4"/>}else{</text:p>
      <text:p text:style-name="P1"><text:s text:c="8"/>console.error("Geolocation is not supported by this browser.")</text:p>
      <text:p text:style-name="P1"><text:s text:c="4"/>}</text:p>
      <text:p text:style-name="P1"><text:s text:c="4"/></text:p>
      <text:p text:style-name="P1"><text:s text:c="2"/>}</text:p>
      <text:p text:style-name="P1"/>
      <text:p text:style-name="P1"/>
      <text:p text:style-name="P1"><text:s text:c="2"/>dropChange()</text:p>
      <text:p text:style-name="P1"><text:s text:c="2"/>{</text:p>
      <text:p text:style-name="P1"/>
      <text:p text:style-name="P1"><text:s text:c="4"/>console.log("droping method call")</text:p>
      <text:p text:style-name="P1"><text:soft-page-break/><text:s text:c="4"/>var myLatlng = {lat: 21.352461, lng:73.064271};</text:p>
      <text:p text:style-name="P1"><text:s text:c="4"/>var map= new google.maps.Map(</text:p>
      <text:p text:style-name="P1"><text:s text:c="6"/>document.getElementById('map'), {zoom: 15, center:myLatlng,mapTypeId: google.maps.MapTypeId.ROADMAP});</text:p>
      <text:p text:style-name="P1"><text:s text:c="6"/></text:p>
      <text:p text:style-name="P1"><text:s text:c="6"/>var marker2=new google.maps.Marker({</text:p>
      <text:p text:style-name="P1"><text:s text:c="6"/>draggable:true,</text:p>
      <text:p text:style-name="P1"><text:s text:c="6"/>position:myLatlng,</text:p>
      <text:p text:style-name="P1"><text:s text:c="6"/>map:map,</text:p>
      <text:p text:style-name="P1"><text:s text:c="6"/>title:"Drop Location",</text:p>
      <text:p text:style-name="P1"><text:s text:c="5"/></text:p>
      <text:p text:style-name="P1"><text:s text:c="4"/>})</text:p>
      <text:p text:style-name="P1"><text:s text:c="4"/>marker2.setMap(map)</text:p>
      <text:p text:style-name="P1"/>
      <text:p text:style-name="P1"><text:s text:c="4"/>google.maps.event.addListener(marker2, 'dragend', function (event) {</text:p>
      <text:p text:style-name="P1"><text:s text:c="6"/>var lat= this.getPosition().lat();</text:p>
      <text:p text:style-name="P1"><text:s text:c="6"/>var lng= this.getPosition().lng();</text:p>
      <text:p text:style-name="P1"><text:s text:c="6"/>this.endlat=lat</text:p>
      <text:p text:style-name="P1"><text:s text:c="6"/>this.endlong=lng</text:p>
      <text:p text:style-name="P1"><text:s text:c="6"/></text:p>
      <text:p text:style-name="P1"><text:s text:c="6"/>console.log("Draglat="+lat+"Draglng[="+lng)</text:p>
      <text:p text:style-name="P1"><text:s text:c="6"/>console.log("endlat="+this.endlat+"endlong="+this.endlong)</text:p>
      <text:p text:style-name="P1"><text:s text:c="6"/>console.log("startlat="+this.startlatitude+"endlong="+this.startlongetitude)</text:p>
      <text:p text:style-name="P1"><text:s text:c="6"/>this.drawRoadMap(this.startlat,this.startlong,this.endlat,this.endlong,map)</text:p>
      <text:p text:style-name="P1"><text:s text:c="6"/>var latlng = new google.maps.LatLng(lat, lng);</text:p>
      <text:p text:style-name="P1"><text:s text:c="6"/>var geocoder = geocoder = new google.maps.Geocoder();</text:p>
      <text:p text:style-name="P1"><text:s text:c="6"/>geocoder.geocode({ 'latLng': latlng }, function (results, status) {</text:p>
      <text:p text:style-name="P1"><text:s text:c="8"/>if (status == google.maps.GeocoderStatus.OK) {</text:p>
      <text:p text:style-name="P1"><text:s text:c="12"/>if (results[1])</text:p>
      <text:p text:style-name="P1"><text:s text:c="13"/>{</text:p>
      <text:p text:style-name="P1"><text:s text:c="16"/>this.startPoint= results[1].formatted_address</text:p>
      <text:p text:style-name="P1"><text:s text:c="16"/>console.log("end_Address="+this.startPoint)</text:p>
      <text:p text:style-name="P1"><text:s text:c="12"/>}</text:p>
      <text:p text:style-name="P1"><text:s text:c="8"/>}</text:p>
      <text:p text:style-name="P1"><text:s text:c="7"/></text:p>
      <text:p text:style-name="P1"><text:s text:c="4"/>}); <text:s text:c="2"/></text:p>
      <text:p text:style-name="P1"><text:s text:c="2"/>});</text:p>
      <text:p text:style-name="P1"/>
      <text:p text:style-name="P1"><text:s text:c="2"/>}</text:p>
      <text:p text:style-name="P1"/>
      <text:p text:style-name="P1"><text:s text:c="2"/>drawRoadMap(startLat,startLong,endLat,endLong,map):void</text:p>
      <text:p text:style-name="P1"><text:s text:c="2"/>{</text:p>
      <text:p text:style-name="P1"><text:s text:c="4"/>console.log("start Lat and long"+startLat+"-"+startLong+"end lat and long"+endLat+"-"+endLong)</text:p>
      <text:p text:style-name="P1"><text:s text:c="4"/>var directionsService = new google.maps.DirectionsService();</text:p>
      <text:p text:style-name="P1"><text:s text:c="4"/>var directionsDisplay = new google.maps.DirectionsRenderer();</text:p>
      <text:p text:style-name="P1"><text:s text:c="4"/>var start = new google.maps.LatLng(startLat,startLong);</text:p>
      <text:p text:style-name="P1"><text:s text:c="4"/>var end = new google.maps.LatLng(endLat,endLong);</text:p>
      <text:p text:style-name="P1"><text:s text:c="4"/>console.log("start:-"+startLat+"end"+startLong)</text:p>
      <text:p text:style-name="P1"><text:s text:c="4"/>console.log("start:-",end)</text:p>
      <text:p text:style-name="P1"/>
      <text:p text:style-name="P1"><text:soft-page-break/><text:s text:c="4"/>var request = {</text:p>
      <text:p text:style-name="P1"><text:s text:c="6"/>origin:start,</text:p>
      <text:p text:style-name="P1"><text:s text:c="6"/>destination:end,</text:p>
      <text:p text:style-name="P1"><text:s text:c="6"/>travelMode:google.maps.TravelMode.DRIVING</text:p>
      <text:p text:style-name="P1"><text:s text:c="4"/>};</text:p>
      <text:p text:style-name="P1"><text:s text:c="2"/></text:p>
      <text:p text:style-name="P1"><text:s text:c="4"/>directionsService.route(request, function(result, status) {</text:p>
      <text:p text:style-name="P1"><text:s text:c="6"/></text:p>
      <text:p text:style-name="P1"><text:s text:c="6"/>if (status == google.maps.DirectionsStatus.OK) {</text:p>
      <text:p text:style-name="P1"><text:s text:c="10"/>directionsDisplay.setDirections(result); <text:s/></text:p>
      <text:p text:style-name="P1"><text:s text:c="10"/>directionsDisplay.setMap(map)</text:p>
      <text:p text:style-name="P1"><text:s text:c="8"/></text:p>
      <text:p text:style-name="P1"><text:s text:c="6"/>}</text:p>
      <text:p text:style-name="P1"><text:s text:c="4"/>});</text:p>
      <text:p text:style-name="P1"><text:s text:c="2"/>}</text:p>
      <text:p text:style-name="P1"/>
      <text:p text:style-name="P1"><text:s/></text:p>
      <text:p text:style-name="P1">}</text:p>
      <text:p text:style-name="P1"><text:span text:style-name="T2">position:myLatlng</text:span>,</text:p>
      <text:p text:style-name="P1"><text:span text:style-name="T2">map:map</text:span>,</text:p>
      <text:p text:style-name="P1"><text:span text:style-name="T2">title:</text:span><text:span text:style-name="T3">"Pickup Location"</text:span>,</text:p>
      <text:p text:style-name="P1"><text:span text:style-name="T2">icon:</text:span> <text:span text:style-name="T2">iconBase</text:span> + <text:span text:style-name="T3">'parking_lot_maps.png'</text:span></text:p>
      <text:p text:style-name="P1">})</text:p>
      <text:p text:style-name="P1"><text:span text:style-name="T2">marker</text:span>.<text:span text:style-name="T4">setMap</text:span>(<text:span text:style-name="T2">map</text:span>)</text:p>
      <text:p text:style-name="P3"/>
      <text:p text:style-name="P1"><text:span text:style-name="T2">google</text:span>.<text:span text:style-name="T2">maps</text:span>.<text:span text:style-name="T2">event</text:span>.<text:span text:style-name="T4">addListener</text:span>(<text:span text:style-name="T2">marker</text:span>, <text:span text:style-name="T3">'dragend'</text:span>, <text:span text:style-name="T5">function</text:span> (<text:span text:style-name="T2">event</text:span>) {</text:p>
      <text:p text:style-name="P1"><text:span text:style-name="T5">var</text:span> <text:span text:style-name="T2">lat</text:span>= <text:span text:style-name="T5">this</text:span>.<text:span text:style-name="T4">getPosition</text:span>().<text:span text:style-name="T4">lat</text:span>();</text:p>
      <text:p text:style-name="P1"><text:span text:style-name="T5">var</text:span> <text:span text:style-name="T2">lng</text:span>= <text:span text:style-name="T5">this</text:span>.<text:span text:style-name="T4">getPosition</text:span>().<text:span text:style-name="T4">lng</text:span>();</text:p>
      <text:p text:style-name="P1"><text:span text:style-name="T5">this</text:span>.<text:span text:style-name="T2">startlatitude</text:span>=<text:span text:style-name="T2">lat</text:span></text:p>
      <text:p text:style-name="P1"><text:span text:style-name="T5">this</text:span>.<text:span text:style-name="T2">startlongetitude</text:span>=<text:span text:style-name="T2">lng</text:span></text:p>
      <text:p text:style-name="P1"><text:span text:style-name="T6">console</text:span>.<text:span text:style-name="T4">log</text:span>(<text:span text:style-name="T3">"Draglat="</text:span>+<text:span text:style-name="T2">lat</text:span>+<text:span text:style-name="T3">"Draglng[="</text:span>+<text:span text:style-name="T2">lng</text:span>)</text:p>
      <text:p text:style-name="P1"><text:span text:style-name="T6">console</text:span>.<text:span text:style-name="T4">log</text:span>(<text:span text:style-name="T3">"startlat="</text:span>+<text:span text:style-name="T5">this</text:span>.<text:span text:style-name="T2">startlatitude</text:span>+<text:span text:style-name="T3">"endlong="</text:span>+<text:span text:style-name="T5">this</text:span>.<text:span text:style-name="T2">startlongetitude</text:span>)</text:p>
      <text:p text:style-name="P1"><text:span text:style-name="T5">var</text:span> <text:span text:style-name="T2">latlng</text:span> = <text:span text:style-name="T5">new</text:span> <text:span text:style-name="T6">google</text:span>.<text:span text:style-name="T6">maps</text:span>.<text:span text:style-name="T6">LatLng</text:span>(<text:span text:style-name="T2">lat</text:span>, <text:span text:style-name="T2">lng</text:span>);</text:p>
      <text:p text:style-name="P1"><text:span text:style-name="T5">var</text:span> <text:span text:style-name="T2">geocoder</text:span> = <text:span text:style-name="T2">geocoder</text:span> = <text:span text:style-name="T5">new</text:span> <text:span text:style-name="T6">google</text:span>.<text:span text:style-name="T6">maps</text:span>.<text:span text:style-name="T6">Geocoder</text:span>();</text:p>
      <text:p text:style-name="P1"><text:span text:style-name="T2">geocoder</text:span>.<text:span text:style-name="T4">geocode</text:span>({ <text:span text:style-name="T3">'latLng'</text:span><text:span text:style-name="T2">:</text:span> <text:span text:style-name="T2">latlng</text:span> }, <text:span text:style-name="T5">function</text:span> (<text:span text:style-name="T2">results</text:span>, <text:span text:style-name="T2">status</text:span>) {</text:p>
      <text:p text:style-name="P1"><text:span text:style-name="T1">if</text:span> (<text:span text:style-name="T2">status</text:span> == <text:span text:style-name="T2">google</text:span>.<text:span text:style-name="T2">maps</text:span>.<text:span text:style-name="T2">GeocoderStatus</text:span>.<text:span text:style-name="T2">OK</text:span>) {</text:p>
      <text:p text:style-name="P1"><text:span text:style-name="T1">if</text:span> (<text:span text:style-name="T2">results</text:span>[<text:span text:style-name="T7">1</text:span>]) {</text:p>
      <text:p text:style-name="P1"><text:span text:style-name="T5">this</text:span>.<text:span text:style-name="T2">startPoint</text:span>= <text:span text:style-name="T2">results</text:span>[<text:span text:style-name="T7">1</text:span>].<text:span text:style-name="T2">formatted_address</text:span></text:p>
      <text:p text:style-name="P1"><text:span text:style-name="T6">console</text:span>.<text:span text:style-name="T4">log</text:span>(<text:span text:style-name="T3">"StartAddress="</text:span>+<text:span text:style-name="T5">this</text:span>.<text:span text:style-name="T2">startPoint</text:span>)</text:p>
      <text:p text:style-name="P1">}</text:p>
      <text:p text:style-name="P1">}</text:p>
      <text:p text:style-name="P1">});</text:p>
      <text:p text:style-name="P1">});</text:p>
      <text:p text:style-name="P1">})</text:p>
      <text:p text:style-name="P1">}<text:span text:style-name="T1">else</text:span>{</text:p>
      <text:p text:style-name="P1"><text:span text:style-name="T6">console</text:span>.<text:span text:style-name="T4">error</text:span>(<text:span text:style-name="T3">"Geolocation is not supported by this browser."</text:span>)</text:p>
      <text:p text:style-name="P1">}</text:p>
      <text:p text:style-name="P1">}</text:p>
      <text:p text:style-name="P5"/>
      <text:p text:style-name="P1"><text:span text:style-name="T4">dropChange</text:span>()</text:p>
      <text:p text:style-name="P1"><text:soft-page-break/>{</text:p>
      <text:p text:style-name="P3"/>
      <text:p text:style-name="P1"><text:span text:style-name="T6">console</text:span>.<text:span text:style-name="T4">log</text:span>(<text:span text:style-name="T3">"droping method call"</text:span>)</text:p>
      <text:p text:style-name="P1"><text:span text:style-name="T5">var</text:span> <text:span text:style-name="T2">myLatlng</text:span> = {<text:span text:style-name="T2">lat:</text:span> <text:span text:style-name="T7">21.352461</text:span>, <text:span text:style-name="T2">lng:</text:span><text:span text:style-name="T7">73.064271</text:span>};</text:p>
      <text:p text:style-name="P1"><text:span text:style-name="T5">var</text:span> <text:span text:style-name="T2">map</text:span>= <text:span text:style-name="T5">new</text:span> <text:span text:style-name="T6">google</text:span>.<text:span text:style-name="T6">maps</text:span>.<text:span text:style-name="T6">Map</text:span>(</text:p>
      <text:p text:style-name="P1"><text:span text:style-name="T2">document</text:span>.<text:span text:style-name="T4">getElementById</text:span>(<text:span text:style-name="T3">'map'</text:span>), {<text:span text:style-name="T2">zoom:</text:span> <text:span text:style-name="T7">15</text:span>, <text:span text:style-name="T2">center:myLatlng</text:span>,<text:span text:style-name="T2">mapTypeId:</text:span> <text:span text:style-name="T2">google</text:span>.<text:span text:style-name="T2">maps</text:span>.<text:span text:style-name="T2">MapTypeId</text:span>.<text:span text:style-name="T2">ROADMAP</text:span>});</text:p>
      <text:p text:style-name="P1"><text:span text:style-name="T5">var</text:span> <text:span text:style-name="T2">marker2</text:span>=<text:span text:style-name="T5">new</text:span> <text:span text:style-name="T6">google</text:span>.<text:span text:style-name="T6">maps</text:span>.<text:span text:style-name="T6">Marker</text:span>({</text:p>
      <text:p text:style-name="P1"><text:span text:style-name="T2">draggable:</text:span><text:span text:style-name="T5">true</text:span>,</text:p>
      <text:p text:style-name="P1"><text:span text:style-name="T2">position:myLatlng</text:span>,</text:p>
      <text:p text:style-name="P1"><text:span text:style-name="T2">map:map</text:span>,</text:p>
      <text:p text:style-name="P1"><text:span text:style-name="T2">title:</text:span><text:span text:style-name="T3">"Drop Location"</text:span>,</text:p>
      <text:p text:style-name="P1">})</text:p>
      <text:p text:style-name="P1"><text:span text:style-name="T2">marker2</text:span>.<text:span text:style-name="T4">setMap</text:span>(<text:span text:style-name="T2">map</text:span>)</text:p>
      <text:p text:style-name="P3"/>
      <text:p text:style-name="P1"><text:span text:style-name="T2">google</text:span>.<text:span text:style-name="T2">maps</text:span>.<text:span text:style-name="T2">event</text:span>.<text:span text:style-name="T4">addListener</text:span>(<text:span text:style-name="T2">marker2</text:span>, <text:span text:style-name="T3">'dragend'</text:span>, <text:span text:style-name="T5">function</text:span> (<text:span text:style-name="T2">event</text:span>) {</text:p>
      <text:p text:style-name="P1"><text:span text:style-name="T5">var</text:span> <text:span text:style-name="T2">lat</text:span>= <text:span text:style-name="T5">this</text:span>.<text:span text:style-name="T4">getPosition</text:span>().<text:span text:style-name="T4">lat</text:span>();</text:p>
      <text:p text:style-name="P1"><text:span text:style-name="T5">var</text:span> <text:span text:style-name="T2">lng</text:span>= <text:span text:style-name="T5">this</text:span>.<text:span text:style-name="T4">getPosition</text:span>().<text:span text:style-name="T4">lng</text:span>();</text:p>
      <text:p text:style-name="P1"><text:span text:style-name="T5">this</text:span>.<text:span text:style-name="T2">endlat</text:span>=<text:span text:style-name="T2">lat</text:span></text:p>
      <text:p text:style-name="P1"><text:span text:style-name="T5">this</text:span>.<text:span text:style-name="T2">endlong</text:span>=<text:span text:style-name="T2">lng</text:span></text:p>
      <text:p text:style-name="P1"><text:span text:style-name="T6">console</text:span>.<text:span text:style-name="T4">log</text:span>(<text:span text:style-name="T3">"Draglat="</text:span>+<text:span text:style-name="T2">lat</text:span>+<text:span text:style-name="T3">"Draglng[="</text:span>+<text:span text:style-name="T2">lng</text:span>)</text:p>
      <text:p text:style-name="P1"><text:span text:style-name="T6">console</text:span>.<text:span text:style-name="T4">log</text:span>(<text:span text:style-name="T3">"endlat="</text:span>+<text:span text:style-name="T5">this</text:span>.<text:span text:style-name="T2">endlat</text:span>+<text:span text:style-name="T3">"endlong="</text:span>+<text:span text:style-name="T5">this</text:span>.<text:span text:style-name="T2">endlong</text:span>)</text:p>
      <text:p text:style-name="P1"><text:span text:style-name="T6">console</text:span>.<text:span text:style-name="T4">log</text:span>(<text:span text:style-name="T3">"startlat="</text:span>+<text:span text:style-name="T5">this</text:span>.<text:span text:style-name="T2">startlatitude</text:span>+<text:span text:style-name="T3">"endlong="</text:span>+<text:span text:style-name="T5">this</text:span>.<text:span text:style-name="T2">startlongetitude</text:span>)</text:p>
      <text:p text:style-name="P1"><text:span text:style-name="T5">this</text:span>.<text:span text:style-name="T4">drawRoadMap</text:span>(<text:span text:style-name="T5">this</text:span>.<text:span text:style-name="T2">startlat</text:span>,<text:span text:style-name="T5">this</text:span>.<text:span text:style-name="T2">startlong</text:span>,<text:span text:style-name="T5">this</text:span>.<text:span text:style-name="T2">endlat</text:span>,<text:span text:style-name="T5">this</text:span>.<text:span text:style-name="T2">endlong</text:span>,<text:span text:style-name="T2">map</text:span>)</text:p>
      <text:p text:style-name="P1"><text:span text:style-name="T5">var</text:span> <text:span text:style-name="T2">latlng</text:span> = <text:span text:style-name="T5">new</text:span> <text:span text:style-name="T6">google</text:span>.<text:span text:style-name="T6">maps</text:span>.<text:span text:style-name="T6">LatLng</text:span>(<text:span text:style-name="T2">lat</text:span>, <text:span text:style-name="T2">lng</text:span>);</text:p>
      <text:p text:style-name="P1"><text:span text:style-name="T5">var</text:span> <text:span text:style-name="T2">geocoder</text:span> = <text:span text:style-name="T2">geocoder</text:span> = <text:span text:style-name="T5">new</text:span> <text:span text:style-name="T6">google</text:span>.<text:span text:style-name="T6">maps</text:span>.<text:span text:style-name="T6">Geocoder</text:span>();</text:p>
      <text:p text:style-name="P1"><text:span text:style-name="T2">geocoder</text:span>.<text:span text:style-name="T4">geocode</text:span>({ <text:span text:style-name="T3">'latLng'</text:span><text:span text:style-name="T2">:</text:span> <text:span text:style-name="T2">latlng</text:span> }, <text:span text:style-name="T5">function</text:span> (<text:span text:style-name="T2">results</text:span>, <text:span text:style-name="T2">status</text:span>) {</text:p>
      <text:p text:style-name="P1"><text:span text:style-name="T1">if</text:span> (<text:span text:style-name="T2">status</text:span> == <text:span text:style-name="T2">google</text:span>.<text:span text:style-name="T2">maps</text:span>.<text:span text:style-name="T2">GeocoderStatus</text:span>.<text:span text:style-name="T2">OK</text:span>) {</text:p>
      <text:p text:style-name="P1"><text:span text:style-name="T1">if</text:span> (<text:span text:style-name="T2">results</text:span>[<text:span text:style-name="T7">1</text:span>])</text:p>
      <text:p text:style-name="P1">{</text:p>
      <text:p text:style-name="P1"><text:span text:style-name="T5">this</text:span>.<text:span text:style-name="T2">startPoint</text:span>= <text:span text:style-name="T2">results</text:span>[<text:span text:style-name="T7">1</text:span>].<text:span text:style-name="T2">formatted_address</text:span></text:p>
      <text:p text:style-name="P1"><text:span text:style-name="T6">console</text:span>.<text:span text:style-name="T4">log</text:span>(<text:span text:style-name="T3">"end_Address="</text:span>+<text:span text:style-name="T5">this</text:span>.<text:span text:style-name="T2">startPoint</text:span>)</text:p>
      <text:p text:style-name="P1">}</text:p>
      <text:p text:style-name="P1">}</text:p>
      <text:p text:style-name="P1">}); </text:p>
      <text:p text:style-name="P1">});</text:p>
      <text:p text:style-name="P3"/>
      <text:p text:style-name="P1">}</text:p>
      <text:p text:style-name="P3"/>
      <text:p text:style-name="P1"><text:span text:style-name="T4">drawRoadMap</text:span>(<text:span text:style-name="T2">startLat</text:span>,<text:span text:style-name="T2">startLong</text:span>,<text:span text:style-name="T2">endLat</text:span>,<text:span text:style-name="T2">endLong</text:span>,<text:span text:style-name="T2">map</text:span>):<text:span text:style-name="T6">void</text:span></text:p>
      <text:p text:style-name="P1">{</text:p>
      <text:p text:style-name="P1"><text:span text:style-name="T6">console</text:span>.<text:span text:style-name="T4">log</text:span>(<text:span text:style-name="T3">"start Lat and long"</text:span>+<text:span text:style-name="T2">startLat</text:span>+<text:span text:style-name="T3">"-"</text:span>+<text:span text:style-name="T2">startLong</text:span>+<text:span text:style-name="T3">"end lat and long"</text:span>+<text:span text:style-name="T2">endLat</text:span>+<text:span text:style-name="T3">"-"</text:span>+<text:span text:style-name="T2">endLong</text:span>)</text:p>
      <text:p text:style-name="P1"><text:span text:style-name="T5">var</text:span> <text:span text:style-name="T2">directionsService</text:span> = <text:span text:style-name="T5">new</text:span> <text:span text:style-name="T6">google</text:span>.<text:span text:style-name="T6">maps</text:span>.<text:span text:style-name="T6">DirectionsService</text:span>();</text:p>
      <text:p text:style-name="P1"><text:span text:style-name="T5">var</text:span> <text:span text:style-name="T2">directionsDisplay</text:span> = <text:span text:style-name="T5">new</text:span> <text:span text:style-name="T6">google</text:span>.<text:span text:style-name="T6">maps</text:span>.<text:span text:style-name="T6">DirectionsRenderer</text:span>();</text:p>
      <text:p text:style-name="P1"><text:span text:style-name="T5">var</text:span> <text:span text:style-name="T2">start</text:span> = <text:span text:style-name="T5">new</text:span> <text:span text:style-name="T6">google</text:span>.<text:span text:style-name="T6">maps</text:span>.<text:span text:style-name="T6">LatLng</text:span>(<text:span text:style-name="T2">startLat</text:span>,<text:span text:style-name="T2">startLong</text:span>);</text:p>
      <text:p text:style-name="P1"><text:span text:style-name="T5">var</text:span> <text:span text:style-name="T2">end</text:span> = <text:span text:style-name="T5">new</text:span> <text:span text:style-name="T6">google</text:span>.<text:span text:style-name="T6">maps</text:span>.<text:span text:style-name="T6">LatLng</text:span>(<text:span text:style-name="T2">endLat</text:span>,<text:span text:style-name="T2">endLong</text:span>);</text:p>
      <text:p text:style-name="P1"><text:span text:style-name="T6">console</text:span>.<text:span text:style-name="T4">log</text:span>(<text:span text:style-name="T3">"start:-"</text:span>+<text:span text:style-name="T2">startLat</text:span>+<text:span text:style-name="T3">"end"</text:span>+<text:span text:style-name="T2">startLong</text:span>)</text:p>
      <text:p text:style-name="P1"><text:span text:style-name="T6">console</text:span>.<text:span text:style-name="T4">log</text:span>(<text:span text:style-name="T3">"start:-"</text:span>,<text:span text:style-name="T2">end</text:span>)</text:p>
      <text:p text:style-name="P3"/>
      <text:p text:style-name="P1"><text:span text:style-name="T5">var</text:span> <text:span text:style-name="T2">request</text:span> = {</text:p>
      <text:p text:style-name="P1"><text:soft-page-break/><text:span text:style-name="T2">origin:start</text:span>,</text:p>
      <text:p text:style-name="P1"><text:span text:style-name="T2">destination:end</text:span>,</text:p>
      <text:p text:style-name="P1"><text:span text:style-name="T2">travelMode:google</text:span>.<text:span text:style-name="T2">maps</text:span>.<text:span text:style-name="T2">TravelMode</text:span>.<text:span text:style-name="T2">DRIVING</text:span></text:p>
      <text:p text:style-name="P1">};</text:p>
      <text:p text:style-name="P1"><text:span text:style-name="T2">directionsService</text:span>.<text:span text:style-name="T4">route</text:span>(<text:span text:style-name="T2">request</text:span>, <text:span text:style-name="T5">function</text:span>(<text:span text:style-name="T2">result</text:span>, <text:span text:style-name="T2">status</text:span>) {</text:p>
      <text:p text:style-name="P1"><text:span text:style-name="T1">if</text:span> (<text:span text:style-name="T2">status</text:span> == <text:span text:style-name="T2">google</text:span>.<text:span text:style-name="T2">maps</text:span>.<text:span text:style-name="T2">DirectionsStatus</text:span>.<text:span text:style-name="T2">OK</text:span>) {</text:p>
      <text:p text:style-name="P1"><text:span text:style-name="T2">directionsDisplay</text:span>.<text:span text:style-name="T4">setDirections</text:span>(<text:span text:style-name="T2">result</text:span>); </text:p>
      <text:p text:style-name="P1"><text:span text:style-name="T2">directionsDisplay</text:span>.<text:span text:style-name="T4">setMap</text:span>(<text:span text:style-name="T2">map</text:span>)</text:p>
      <text:p text:style-name="P1">}</text:p>
      <text:p text:style-name="P1">});</text:p>
      <text:p text:style-name="P1">}</text:p>
      <text:p text:style-name="P3"/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2:49:16.328752467</meta:creation-date>
    <dc:date>2018-12-26T12:49:41.341240196</dc:date>
    <meta:editing-duration>PT25S</meta:editing-duration>
    <meta:editing-cycles>1</meta:editing-cycles>
    <meta:document-statistic meta:table-count="0" meta:image-count="0" meta:object-count="0" meta:page-count="9" meta:paragraph-count="364" meta:word-count="737" meta:character-count="10936" meta:non-whitespace-character-count="9154"/>
    <meta:generator>LibreOffice/6.0.7.3$Linux_X86_64 LibreOffice_project/00m0$Build-3</meta:generator>
  </office:meta>
</office:document-meta>
</file>